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ce9" officeooo:paragraph-rsid="001d5ce9"/>
    </style:style>
    <style:style style:name="P2" style:family="paragraph" style:parent-style-name="Standard">
      <style:text-properties officeooo:rsid="001dd586" officeooo:paragraph-rsid="001dd586"/>
    </style:style>
    <style:style style:name="P3" style:family="paragraph" style:parent-style-name="Standard">
      <style:text-properties officeooo:rsid="001dd586" officeooo:paragraph-rsid="001dd934"/>
    </style:style>
    <style:style style:name="P4" style:family="paragraph" style:parent-style-name="Standard">
      <style:text-properties officeooo:rsid="001dd934" officeooo:paragraph-rsid="001dd934"/>
    </style:style>
    <style:style style:name="P5" style:family="paragraph" style:parent-style-name="Standard">
      <style:text-properties officeooo:rsid="00223f52" officeooo:paragraph-rsid="00223f52"/>
    </style:style>
    <style:style style:name="P6" style:family="paragraph" style:parent-style-name="Standard">
      <style:text-properties officeooo:rsid="00223f52" officeooo:paragraph-rsid="0024aac0"/>
    </style:style>
    <style:style style:name="P7" style:family="paragraph" style:parent-style-name="Standard">
      <style:text-properties officeooo:rsid="0026e0fe" officeooo:paragraph-rsid="0026e0fe"/>
    </style:style>
    <style:style style:name="P8" style:family="paragraph" style:parent-style-name="Standard">
      <style:text-properties officeooo:rsid="0027d655" officeooo:paragraph-rsid="0027d655"/>
    </style:style>
    <style:style style:name="P9" style:family="paragraph" style:parent-style-name="Standard">
      <style:text-properties officeooo:rsid="00287040" officeooo:paragraph-rsid="00287040"/>
    </style:style>
    <style:style style:name="P10" style:family="paragraph" style:parent-style-name="Standard">
      <style:text-properties officeooo:rsid="002e6b2b" officeooo:paragraph-rsid="002e6b2b"/>
    </style:style>
    <style:style style:name="P11" style:family="paragraph" style:parent-style-name="Standard">
      <style:text-properties officeooo:rsid="002f5ac5" officeooo:paragraph-rsid="002f5ac5"/>
    </style:style>
    <style:style style:name="P12" style:family="paragraph" style:parent-style-name="Standard">
      <style:text-properties officeooo:rsid="002f5ac5" officeooo:paragraph-rsid="002fce2a"/>
    </style:style>
    <style:style style:name="P13" style:family="paragraph" style:parent-style-name="Standard">
      <style:text-properties officeooo:rsid="002fce2a" officeooo:paragraph-rsid="002fce2a"/>
    </style:style>
    <style:style style:name="P14" style:family="paragraph" style:parent-style-name="Standard">
      <style:text-properties officeooo:rsid="0032722f" officeooo:paragraph-rsid="0032722f"/>
    </style:style>
    <style:style style:name="P15" style:family="paragraph" style:parent-style-name="Standard">
      <style:text-properties officeooo:rsid="0032e01f" officeooo:paragraph-rsid="0032722f"/>
    </style:style>
    <style:style style:name="P16" style:family="paragraph" style:parent-style-name="Standard">
      <style:text-properties officeooo:rsid="0032e01f" officeooo:paragraph-rsid="0032e01f"/>
    </style:style>
    <style:style style:name="P17" style:family="paragraph" style:parent-style-name="Standard">
      <style:text-properties officeooo:rsid="00344374" officeooo:paragraph-rsid="00344374"/>
    </style:style>
    <style:style style:name="P18" style:family="paragraph" style:parent-style-name="Standard">
      <style:text-properties officeooo:rsid="00358abf" officeooo:paragraph-rsid="00358abf"/>
    </style:style>
    <style:style style:name="P19" style:family="paragraph" style:parent-style-name="Standard">
      <style:text-properties officeooo:rsid="00358abf" officeooo:paragraph-rsid="00358ebd"/>
    </style:style>
    <style:style style:name="P20" style:family="paragraph" style:parent-style-name="Standard">
      <style:text-properties officeooo:rsid="0037a164" officeooo:paragraph-rsid="0037a164"/>
    </style:style>
    <style:style style:name="P21" style:family="paragraph" style:parent-style-name="Standard">
      <style:text-properties officeooo:rsid="0037a164" officeooo:paragraph-rsid="0038436a"/>
    </style:style>
    <style:style style:name="P22" style:family="paragraph" style:parent-style-name="Standard">
      <style:text-properties officeooo:rsid="003f4c58" officeooo:paragraph-rsid="003f4c58"/>
    </style:style>
    <style:style style:name="P23" style:family="paragraph" style:parent-style-name="Standard">
      <style:text-properties officeooo:rsid="003f4c58" officeooo:paragraph-rsid="003f9e0f"/>
    </style:style>
    <style:style style:name="P24" style:family="paragraph" style:parent-style-name="Standard">
      <style:text-properties officeooo:rsid="003f9e0f" officeooo:paragraph-rsid="003f9e0f"/>
    </style:style>
    <style:style style:name="P25" style:family="paragraph" style:parent-style-name="Standard">
      <style:text-properties officeooo:rsid="0041acc4" officeooo:paragraph-rsid="0041acc4"/>
    </style:style>
    <style:style style:name="P26" style:family="paragraph" style:parent-style-name="Standard">
      <style:text-properties officeooo:rsid="00454c1c" officeooo:paragraph-rsid="00454c1c"/>
    </style:style>
    <style:style style:name="P27" style:family="paragraph" style:parent-style-name="Standard">
      <style:text-properties officeooo:rsid="00454c1c" officeooo:paragraph-rsid="004f1761"/>
    </style:style>
    <style:style style:name="P28" style:family="paragraph" style:parent-style-name="Standard">
      <style:text-properties officeooo:rsid="00459447" officeooo:paragraph-rsid="00459447"/>
    </style:style>
    <style:style style:name="P29" style:family="paragraph" style:parent-style-name="Standard">
      <style:text-properties officeooo:rsid="00497cd5" officeooo:paragraph-rsid="00497cd5"/>
    </style:style>
    <style:style style:name="P30" style:family="paragraph" style:parent-style-name="Standard">
      <style:text-properties officeooo:rsid="004a5230" officeooo:paragraph-rsid="004a5230"/>
    </style:style>
    <style:style style:name="P31" style:family="paragraph" style:parent-style-name="Standard">
      <style:text-properties officeooo:rsid="004f78ea" officeooo:paragraph-rsid="004f78ea"/>
    </style:style>
    <style:style style:name="P32" style:family="paragraph" style:parent-style-name="Standard">
      <style:text-properties officeooo:rsid="004f78ea" officeooo:paragraph-rsid="00511791"/>
    </style:style>
    <style:style style:name="P33" style:family="paragraph" style:parent-style-name="Standard">
      <style:text-properties officeooo:rsid="004f78ea" officeooo:paragraph-rsid="005461f3"/>
    </style:style>
    <style:style style:name="P34" style:family="paragraph" style:parent-style-name="Standard">
      <style:text-properties officeooo:rsid="00526251" officeooo:paragraph-rsid="00526251"/>
    </style:style>
    <style:style style:name="P35" style:family="paragraph" style:parent-style-name="Standard">
      <style:text-properties officeooo:rsid="00536578" officeooo:paragraph-rsid="00536578"/>
    </style:style>
    <style:style style:name="P36" style:family="paragraph" style:parent-style-name="Standard">
      <style:text-properties officeooo:rsid="005461f3" officeooo:paragraph-rsid="005461f3"/>
    </style:style>
    <style:style style:name="P37" style:family="paragraph" style:parent-style-name="Standard">
      <style:text-properties officeooo:rsid="0056f8d7" officeooo:paragraph-rsid="0056f8d7"/>
    </style:style>
    <style:style style:name="P38" style:family="paragraph" style:parent-style-name="Standard">
      <style:text-properties officeooo:rsid="0056f8d7" officeooo:paragraph-rsid="005773ea"/>
    </style:style>
    <style:style style:name="P39" style:family="paragraph" style:parent-style-name="Standard">
      <style:text-properties officeooo:rsid="0056f8d7" officeooo:paragraph-rsid="00584faf"/>
    </style:style>
    <style:style style:name="P40" style:family="paragraph" style:parent-style-name="Standard">
      <style:text-properties officeooo:rsid="0056f8d7" officeooo:paragraph-rsid="005a3402"/>
    </style:style>
    <style:style style:name="P41" style:family="paragraph" style:parent-style-name="Standard">
      <style:text-properties officeooo:rsid="005a3402" officeooo:paragraph-rsid="005a3402"/>
    </style:style>
    <style:style style:name="P42" style:family="paragraph" style:parent-style-name="Standard">
      <style:text-properties officeooo:rsid="005b0d0d" officeooo:paragraph-rsid="005b0d0d"/>
    </style:style>
    <style:style style:name="P43" style:family="paragraph" style:parent-style-name="Standard">
      <style:text-properties officeooo:rsid="005b0d0d" officeooo:paragraph-rsid="005bda88"/>
    </style:style>
    <style:style style:name="P44" style:family="paragraph" style:parent-style-name="Standard">
      <style:text-properties officeooo:rsid="005bda88" officeooo:paragraph-rsid="005bda88"/>
    </style:style>
    <style:style style:name="P45" style:family="paragraph" style:parent-style-name="Standard">
      <style:text-properties officeooo:rsid="005d0304" officeooo:paragraph-rsid="005d0304"/>
    </style:style>
    <style:style style:name="P46" style:family="paragraph" style:parent-style-name="Standard">
      <style:text-properties officeooo:rsid="005d576f" officeooo:paragraph-rsid="005d576f"/>
    </style:style>
    <style:style style:name="P47" style:family="paragraph" style:parent-style-name="Standard">
      <style:text-properties officeooo:rsid="005f16cb" officeooo:paragraph-rsid="005f16cb"/>
    </style:style>
    <style:style style:name="P48" style:family="paragraph" style:parent-style-name="Standard">
      <style:text-properties officeooo:rsid="00620cec" officeooo:paragraph-rsid="00620cec"/>
    </style:style>
    <style:style style:name="P49" style:family="paragraph" style:parent-style-name="Standard">
      <style:paragraph-properties fo:break-before="page"/>
      <style:text-properties officeooo:rsid="0032e01f" officeooo:paragraph-rsid="0032e01f"/>
    </style:style>
    <style:style style:name="P50" style:family="paragraph" style:parent-style-name="Standard">
      <style:text-properties officeooo:rsid="001dd586" officeooo:paragraph-rsid="001dd934"/>
    </style:style>
    <style:style style:name="P51" style:family="paragraph" style:parent-style-name="Standard">
      <style:text-properties officeooo:rsid="0038436a" officeooo:paragraph-rsid="0038436a"/>
    </style:style>
    <style:style style:name="P52" style:family="paragraph" style:parent-style-name="Standard">
      <style:text-properties officeooo:rsid="0038436a" officeooo:paragraph-rsid="003a225e"/>
    </style:style>
    <style:style style:name="P53" style:family="paragraph" style:parent-style-name="Standard">
      <style:text-properties officeooo:rsid="0038436a" officeooo:paragraph-rsid="003abe48"/>
    </style:style>
    <style:style style:name="P54" style:family="paragraph" style:parent-style-name="Standard">
      <style:text-properties officeooo:rsid="0038436a" officeooo:paragraph-rsid="003d576d"/>
    </style:style>
    <style:style style:name="P55" style:family="paragraph" style:parent-style-name="Standard">
      <style:text-properties officeooo:rsid="003a225e" officeooo:paragraph-rsid="0038436a"/>
    </style:style>
    <style:style style:name="P56" style:family="paragraph" style:parent-style-name="Standard">
      <style:text-properties officeooo:rsid="003d576d" officeooo:paragraph-rsid="0038436a"/>
    </style:style>
    <style:style style:name="T1" style:family="text">
      <style:text-properties officeooo:rsid="001dd586"/>
    </style:style>
    <style:style style:name="T2" style:family="text">
      <style:text-properties officeooo:rsid="001dd934"/>
    </style:style>
    <style:style style:name="T3" style:family="text">
      <style:text-properties officeooo:rsid="0023a45b"/>
    </style:style>
    <style:style style:name="T4" style:family="text">
      <style:text-properties officeooo:rsid="0024aac0"/>
    </style:style>
    <style:style style:name="T5" style:family="text">
      <style:text-properties officeooo:rsid="0029e773"/>
    </style:style>
    <style:style style:name="T6" style:family="text">
      <style:text-properties officeooo:rsid="002aa0c8"/>
    </style:style>
    <style:style style:name="T7" style:family="text">
      <style:text-properties officeooo:rsid="002c8fbb"/>
    </style:style>
    <style:style style:name="T8" style:family="text">
      <style:text-properties officeooo:rsid="002fce2a"/>
    </style:style>
    <style:style style:name="T9" style:family="text">
      <style:text-properties officeooo:rsid="0030c719"/>
    </style:style>
    <style:style style:name="T10" style:family="text">
      <style:text-properties officeooo:rsid="003223c6"/>
    </style:style>
    <style:style style:name="T11" style:family="text">
      <style:text-properties officeooo:rsid="00355ed8"/>
    </style:style>
    <style:style style:name="T12" style:family="text">
      <style:text-properties officeooo:rsid="00358ebd"/>
    </style:style>
    <style:style style:name="T13" style:family="text">
      <style:text-properties officeooo:rsid="0036be31"/>
    </style:style>
    <style:style style:name="T14" style:family="text">
      <style:text-properties officeooo:rsid="0038436a"/>
    </style:style>
    <style:style style:name="T15" style:family="text">
      <style:text-properties officeooo:rsid="003f9e0f"/>
    </style:style>
    <style:style style:name="T16" style:family="text">
      <style:text-properties officeooo:rsid="0040ab92"/>
    </style:style>
    <style:style style:name="T17" style:family="text">
      <style:text-properties officeooo:rsid="0040ed51"/>
    </style:style>
    <style:style style:name="T18" style:family="text">
      <style:text-properties officeooo:rsid="004298a7"/>
    </style:style>
    <style:style style:name="T19" style:family="text">
      <style:text-properties officeooo:rsid="0043e1db"/>
    </style:style>
    <style:style style:name="T20" style:family="text">
      <style:text-properties officeooo:rsid="0048ad6a"/>
    </style:style>
    <style:style style:name="T21" style:family="text">
      <style:text-properties officeooo:rsid="004a6841"/>
    </style:style>
    <style:style style:name="T22" style:family="text">
      <style:text-properties officeooo:rsid="004da8c5"/>
    </style:style>
    <style:style style:name="T23" style:family="text">
      <style:text-properties officeooo:rsid="004f1761"/>
    </style:style>
    <style:style style:name="T24" style:family="text">
      <style:text-properties officeooo:rsid="00511791"/>
    </style:style>
    <style:style style:name="T25" style:family="text">
      <style:text-properties officeooo:rsid="005120dc"/>
    </style:style>
    <style:style style:name="T26" style:family="text">
      <style:text-properties officeooo:rsid="00526251"/>
    </style:style>
    <style:style style:name="T27" style:family="text">
      <style:text-properties officeooo:rsid="005461f3"/>
    </style:style>
    <style:style style:name="T28" style:family="text">
      <style:text-properties officeooo:rsid="00552de3"/>
    </style:style>
    <style:style style:name="T29" style:family="text">
      <style:text-properties officeooo:rsid="005773ea"/>
    </style:style>
    <style:style style:name="T30" style:family="text">
      <style:text-properties officeooo:rsid="00584faf"/>
    </style:style>
    <style:style style:name="T31" style:family="text">
      <style:text-properties officeooo:rsid="005a3402"/>
    </style:style>
    <style:style style:name="T32" style:family="text">
      <style:text-properties officeooo:rsid="005bda88"/>
    </style:style>
    <style:style style:name="T33" style:family="text">
      <style:text-properties officeooo:rsid="005fd9ee"/>
    </style:style>
    <style:style style:name="T34" style:family="text">
      <style:text-properties officeooo:rsid="00635c3c"/>
    </style:style>
    <style:style style:name="T35" style:family="text">
      <style:text-properties officeooo:rsid="0064a27c"/>
    </style:style>
    <style:style style:name="T36" style:family="text">
      <style:text-properties officeooo:rsid="0065c0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</text:span>rintf(« &lt;Керуючий рядок&gt;»,&lt;<text:span text:style-name="T35">Список змінних</text:span>&gt;);</text:p>
      <text:p text:style-name="P1"/>
      <text:p text:style-name="P1">Керуючий рядок береться у лапки () і представляє собою текст разом з специфікаторами та керуючими або escape-символи для виводу інформації. </text:p>
      <text:p text:style-name="P1"/>
      <text:p text:style-name="P1"/>
      <text:p text:style-name="P4">Прапорець — необовязковий параметр, що може н<text:span text:style-name="T36">а</text:span>бувати наступних значень: </text:p>
      <text:p text:style-name="P3">- <text:s/>числа, що виводиться вирівнюється наліво, в той час як за замовчуванням</text:p>
      <text:p text:style-name="P2">вирівнювання відбувається вправо;</text:p>
      <text:p text:style-name="P2">«+» - виведення знаку для додатного числа;</text:p>
      <text:p text:style-name="P2"><text:span text:style-name="T2">Р</text:span>озмір поля – <text:span text:style-name="T2">необовязковий параметр, який</text:span> задає довжин<text:span text:style-name="T2">у</text:span> числа <text:span text:style-name="T2">або рядку, що виводиться, тобто кількість символів виводу</text:span>. <text:span text:style-name="T2">При цьому, я</text:span>кщо ширина поля недостатня, автоматично виконується його розширення;</text:p>
      <text:p text:style-name="P2">точність – задає точність числа, тобто кількість цифр <text:span text:style-name="T2">після десяткової крапки</text:span>;</text:p>
      <text:p text:style-name="P3"><text:span text:style-name="T2">С</text:span>пецифікація — <text:span text:style-name="T2">обовязковий парметр, який</text:span> вказує на <text:span text:style-name="T2">тип числа або на тип інформації</text:span>, що виводиться. </text:p>
      <text:p text:style-name="P3">У таблиці 1.4</text:p>
      <text:p text:style-name="P1"/>
      <text:p text:style-name="P1"/>
      <text:p text:style-name="P5">Форматоване введення</text:p>
      <text:p text:style-name="P5">Для вводу інформації довільного вигляду в мові C існує функція scanf. Специфікація функції в загальному вигляді:</text:p>
      <text:p text:style-name="P5">scanf (&lt;керуючий рядок&gt;, &lt; список адрес&gt;);</text:p>
      <text:p text:style-name="P5">Керуючий рядок має майже таку саму структуру та особливості, як і для функції <text:s/>printf().</text:p>
      <text:p text:style-name="P6"><text:span text:style-name="T3">Але, на</text:span> відміну від функції для виводу printf(), функція scanf () використовує у списку <text:span text:style-name="T3">не значення змінних, а їх </text:span><text:s/>адреси. <text:span text:style-name="T3">Д</text:span>ля одержання <text:span text:style-name="T3">адрес змінних</text:span> перед <text:span text:style-name="T3">її</text:span> іменем ставиться символ ”&amp;”, що позначає унарну операцію одержання адреси. <text:s/><text:span text:style-name="T3">Єдине виключення становить введення</text:span> значень змінних <text:span text:style-name="T3">типу рядку. Для нього не виконується одержання адреси та</text:span> символ ”&amp;” не використовується. </text:p>
      <text:p text:style-name="P6"><text:span text:style-name="T4">Для</text:span> <text:span text:style-name="T4">змінних типу </text:span>рядок <text:span text:style-name="T4">та число</text:span> вв<text:span text:style-name="T4">е</text:span>д<text:span text:style-name="T4">ення</text:span> <text:span text:style-name="T4">виконується</text:span> до першого <text:span text:style-name="T3">роздільника (</text:span>про<text:span text:style-name="T3">білу, табуляції або символу нового рядку)</text:span>. <text:s/></text:p>
      <text:p text:style-name="P5">Дану особливість ілюструє відповідна частина програми:</text:p>
      <text:p text:style-name="P5"/>
      <text:p text:style-name="P5"/>
      <text:p text:style-name="P5"/>
      <text:p text:style-name="P7">Л2</text:p>
      <text:p text:style-name="P7"/>
      <text:p text:style-name="P7">л1, л2</text:p>
      <text:p text:style-name="P7"/>
      <text:p text:style-name="P7"/>
      <text:p text:style-name="P7"/>
      <text:p text:style-name="P8">Оператор sizeof() має вигляд функції, яку можна застососувати як до констант або змінних, так і назв типів змінних, результатм якої буде кількість байт, що відводяться під аргумент.</text:p>
      <text:p text:style-name="P8">Наприклад, sizеof(int) поверне кількість байт для розміщення змінної типу int (скоріше за все — 4).</text:p>
      <text:p text:style-name="P8"/>
      <text:p text:style-name="P9">Операції порівняння здебільшого використовуються в умовних виразах.</text:p>
      <text:p text:style-name="P9">Приклади умовних виразів:</text:p>
      <text:p text:style-name="P9"> <text:span text:style-name="T5">x&gt;</text:span>0,</text:p>
      <text:p text:style-name="P9"> '<text:span text:style-name="T5">c</text:span>'=='<text:span text:style-name="T5">C</text:span>',</text:p>
      <text:p text:style-name="P9"> '<text:span text:style-name="T5">F</text:span>'!='<text:span text:style-name="T5">f</text:span>',</text:p>
      <text:p text:style-name="P9"> <text:span text:style-name="T5">345</text:span>&gt;=2<text:span text:style-name="T5">4</text:span>5.</text:p>
      <text:p text:style-name="P9"><text:soft-page-break/></text:p>
      <text:p text:style-name="P9"><text:span text:style-name="T6">К</text:span>ожна умова <text:span text:style-name="T6">може</text:span> прийма<text:span text:style-name="T6">ти</text:span> значення "<text:span text:style-name="T7">І</text:span>ст<text:span text:style-name="T7">инно</text:span>" (true) або "<text:span text:style-name="T7">Х</text:span>ибно" (false). <text:span text:style-name="T6">На мові C</text:span> <text:span text:style-name="T6">р</text:span>езультатом умовного виразу <text:span text:style-name="T6">є</text:span> цілочисельне арифметичне значення. "<text:span text:style-name="T7">Істинно</text:span>" - це</text:p>
      <text:p text:style-name="P9"><text:span text:style-name="T7">будь-яка ціле </text:span>ненульова величина, а "<text:span text:style-name="T7">Х</text:span>ибно" — це <text:span text:style-name="T7">ціле значення рівне</text:span> нул<text:span text:style-name="T7">ю</text:span>. В більшості випадків в якості ненульового значення "<text:span text:style-name="T7">І</text:span>ст<text:span text:style-name="T7">инно</text:span>" використовується одиниця. Тобто, <text:span text:style-name="T7">можно вважати, що</text:span> 1- true, 0– false.</text:p>
      <text:p text:style-name="P9">Приклад:</text:p>
      <text:p text:style-name="P9">л4</text:p>
      <text:p text:style-name="P9"/>
      <text:p text:style-name="P9"/>
      <text:p text:style-name="P10">Умова хибна, якщо вона дорівнює нулю, в інших випадках (навіть при</text:p>
      <text:p text:style-name="P10">від’ємних значеннях) вона істинна. До того ж, умова, що перевіряється,</text:p>
      <text:p text:style-name="P10">повинна бути скалярною величною (скоріше за все цілому), тобто зводитися до простого значення, яке можливо перевірити на рівність нулю. Саме тому не рекомендується використання змінних типу float або double в логічних виразах з використанням рівне та нерівне для перевірки умов з причини недостатньої точності подібних виразів.</text:p>
      <text:p text:style-name="P10"><text:span text:style-name="T10">Наприклад, для</text:span> перевірки значення дійсного числа рівним нулю краще скористатися <text:span text:style-name="T8">варіацією наступних</text:span> підход<text:span text:style-name="T8">ів</text:span>:</text:p>
      <text:p text:style-name="P10"/>
      <text:p text:style-name="P11">if(fabs(x)&lt;0.000001){ // <text:span text:style-name="T9">порівняння з даню точністю</text:span></text:p>
      <text:p text:style-name="P11"><text:s text:c="2"/>printf(«x is zero»);</text:p>
      <text:p text:style-name="P11">}</text:p>
      <text:p text:style-name="P11"/>
      <text:p text:style-name="P13">if(fabs(x)&gt;= DBL_EPSILON)){</text:p>
      <text:p text:style-name="P12">printf(«x is <text:span text:style-name="T8">not</text:span> zero»);</text:p>
      <text:p text:style-name="P13">}</text:p>
      <text:p text:style-name="P13"/>
      <text:p text:style-name="P14"/>
      <text:p text:style-name="P14">Тернарний оператор має наступну логіку роботи. Обчислюється вираз умови. Якщо цей вираз май ненульове значення, то виконується вираз_1. Результатом операції ?: в даному випадку буде значення виразу_1. Якщо умова рівна нулю, то обчислюється вираз_2 і його значення буде результатом оператору. В будь - якому випадку обчислюється лише один із виразів (вираз_1 або вираз_2).</text:p>
      <text:p text:style-name="P14">Наприклад, дану операцію зручно використати для знаходження найбільшого з</text:p>
      <text:p text:style-name="P14">двох чисел x і y: max=(x&gt;y)?x:y;</text:p>
      <text:p text:style-name="P14">Приклад:</text:p>
      <text:p text:style-name="P14"/>
      <text:p text:style-name="P15"/>
      <text:p text:style-name="P15"/>
      <text:p text:style-name="P15"/>
      <text:p text:style-name="P49">Оператор-перемикач (або оператор альтернативи) switch призначений для вибору одного з декількох альтернативних шляхів виконання програми. Виконання оператору switch</text:p>
      <text:p text:style-name="P16">починається з обчислення значення виразу умови, тобто виразу міститься <text:s/>у круглих дужках</text:p>
      <text:p text:style-name="P16">після ключового слову switch. Далі управління передається одному з</text:p>
      <text:p text:style-name="P16">&lt;операторів&gt; case. Оператор, що отримав управління - це той оператор, значення</text:p>
      <text:p text:style-name="P16">константи для варіанту якого співпадає зі значенням виразу перемикача.</text:p>
      <text:p text:style-name="P16">Гілка default може бути необовязковою та означає, що якщо жодна з вищенаведених умов не задовольняється (тобто вираз цілого типу не дорівнює жодному із значень, що позначені у саse -операторах), то керування передається по замовчуванню в це місце програми. Якщо відповідно <text:s/>default немає, то в цьому випадку <text:s/>switch не виконає жодної дії.</text:p>
      <text:p text:style-name="P16">Треба також зазначити обов'язкове застосування оператора break у кожному</text:p>
      <text:p text:style-name="P16">з case - операторів (цей оператор застосовують для негайного припинення</text:p>
      <text:p text:style-name="P16">виконання операторів while, do, for, switch). Тобто у випадку наявності break, компілятор негайно передасть керування у точку програми, що слідує відразу за switch-блоком. </text:p>
      <text:p text:style-name="P16">У випадку ж відсутності break, керування послідує («впаде») у наступний блок саse. </text:p>
      <text:p text:style-name="P16">Примітка. Більшість сучасних керівництво по стилю коду радять у жодному випадку, коли ви не викорстовуєте break в коді, а навмисне бажаєте «впасти» - закоментувати цей випадок. </text:p>
      <text:p text:style-name="P16"><text:s/></text:p>
      <text:p text:style-name="P16">Приклад</text:p>
      <text:p text:style-name="P10"><text:s/></text:p>
      <text:p text:style-name="P10"/>
      <text:p text:style-name="P17">Л3</text:p>
      <text:p text:style-name="P17"/>
      <text:p text:style-name="P17">Нехай змінна типу вказівник має ім'я ptr, тоді в якості значення їй можна</text:p>
      <text:p text:style-name="P17">присвоїти адресу за допомогою оператору (&amp;):</text:p>
      <text:p text:style-name="P17">ptr=&amp;vr;</text:p>
      <text:p text:style-name="P17">Для того, щоб, навпаки, отримати значення за адресою в мовах C та C++ використовується операція непрямої адресації (розіменування) *. </text:p>
      <text:p text:style-name="P17">Оператор <text:span text:style-name="T11">розіменування</text:span> (унарний) * дозволяє звертатися до змінної через вказівник, який містить адресу цієї змінної. Цей оператор є унарним та має асоціативність зліва направо. Його не варто плутати з бінарною операцією множення.</text:p>
      <text:p text:style-name="P17"/>
      <text:p text:style-name="P19"><text:span text:style-name="T12">Можна сказати, що</text:span> операція <text:s/>* в деякому розумінні є оберненою до операції &amp;.</text:p>
      <text:p text:style-name="P17"/>
      <text:p text:style-name="P18">int *ptr_int; //вказівник на змінну цілого типу</text:p>
      <text:p text:style-name="P18">char *ptr_char; //вказівник на змінну символьного типу</text:p>
      <text:p text:style-name="P18">double *ptr_dbl; //вказівник на змінну з плаваючою крапкою</text:p>
      <text:p text:style-name="P18"/>
      <text:p text:style-name="P18"><text:span text:style-name="T12">Для адрес кожного з типів підтрібно створювати ріщні типи</text:span> вказівників внаслідок того, що змінні різних типів <text:span text:style-name="T12">мають роізний розмір в байтах (або так можна сказати, займають</text:span> різну кількість комірок пам'яті<text:span text:style-name="T12">)</text:span>. <text:span text:style-name="T12">Крім того,</text:span> для <text:span text:style-name="T12">багатьох</text:span> операцій з вказівниками необхідно знати об'єм відведеної пам'яті. </text:p>
      <text:p text:style-name="P18"/>
      <text:p text:style-name="P18">Вказівники <text:span text:style-name="T13">можна </text:span>використову<text:span text:style-name="T13">вати</text:span> для роботи з масивами. <text:span text:style-name="T13">Наприклад,</text:span> розглянемо оголошення двовимірного масиву:</text:p>
      <text:p text:style-name="P18">int mas[4][2];</text:p>
      <text:p text:style-name="P18">int *ptr;</text:p>
      <text:p text:style-name="P18"><text:span text:style-name="T13">В</text:span>ираз ptr=mas <text:span text:style-name="T13">буде </text:span>вказу<text:span text:style-name="T13">вати</text:span> на першу колонку першого рядк<text:span text:style-name="T13">у</text:span> матриці. <text:span text:style-name="T13">Тобто, з</text:span>аписи mas</text:p>
      <text:p text:style-name="P18">і &amp;mаs[0][0] рівносильні. <text:span text:style-name="T13">Згідно правил додавання для вказівників</text:span> <text:span text:style-name="T13">в</text:span>ираз ptr+1 <text:span text:style-name="T13">буде вказувати</text:span> на mas[0][1]. <text:span text:style-name="T13">Д</text:span>алі <text:span text:style-name="T13">за ним слідують</text:span> елементи:</text:p>
      <text:p text:style-name="P18">mas[1][0], mas[1][1], mas[2][0] і т. д.; ptr+5 вказує на mas[2][1].</text:p>
      <text:p text:style-name="P18">Двовимірні масиви розташовані в пам’яті так само як і одновимірні масиви,</text:p>
      <text:p text:style-name="P18"><text:soft-page-break/>займаючи послідовні комірки пам’яті.</text:p>
      <text:p text:style-name="P18"/>
      <text:p text:style-name="P20">Таким чином, звичайний масив та робота з ним може бути представлена як робота з вказівником. Але крім цього, вказівники дозволяють робити дещо, що неможливо робити з масивами фіксованого розміру, наприклад, змінювати розмір під час виконання роботи.</text:p>
      <text:p text:style-name="P20"/>
      <text:p text:style-name="P20"/>
      <text:p text:style-name="P20"/>
      <text:p text:style-name="P20"/>
      <text:p text:style-name="P20"/>
      <text:p text:style-name="P51">В С++ для роботи з динамічною памяттю використовують не функції бібліотеки <text:s/>спеціальні оператори new і delete.</text:p>
      <text:p text:style-name="P51">За допомогою оператору new виділяється пам’ять під динамічний об’єкт, який створюється в</text:p>
      <text:p text:style-name="P51">процесі виконання програми. Оператор delete видаляє створений об’єкт з пам’яті.</text:p>
      <text:p text:style-name="P51">Приклад. Виділення пам’яті для динамічного масиву та звільнення її.</text:p>
      <text:p text:style-name="P51">В цьому прикладі, розмір динамічного масиву вводиться з клавіатури. Спочатку виділяється</text:p>
      <text:p text:style-name="P51">пам’ять під цей масив, а потім створений динамічний масив видаляється.</text:p>
      <text:p text:style-name="P51">...</text:p>
      <text:p text:style-name="P51">size_t n;</text:p>
      <text:p text:style-name="P51">scanf("%u",&amp;n); // n — розмірність масиву</text:p>
      <text:p text:style-name="P51">double *mas=new double[n]; // виділення пам’яті під масив</text:p>
      <text:p text:style-name="P51">delete [] mas; // звільнення пам’яті</text:p>
      <text:p text:style-name="P51">...</text:p>
      <text:p text:style-name="P55">Тут mas є вказівником на масив з n елементів. Операція int *mas=new int[n]</text:p>
      <text:p text:style-name="P52">виконує дві дії: </text:p>
      <text:p text:style-name="P52">оголошується змінна типу вказівник</text:p>
      <text:p text:style-name="P52">вказівнику надається адреса виділеної області пам’яті у для з заданого типу об’єкту.</text:p>
      <text:p text:style-name="P55">Для цього прикладу можна задати наступну еквівалентну послідовність операторів:</text:p>
      <text:p text:style-name="P51">...</text:p>
      <text:p text:style-name="P52">double *mas;</text:p>
      <text:p text:style-name="P53">size_t n;</text:p>
      <text:p text:style-name="P51">scanf("%u",&amp;n); // n — розмірність масиву</text:p>
      <text:p text:style-name="P52">mas=new double[n];// виділення пам’яті під масив</text:p>
      <text:p text:style-name="P51">delete [] mas;// звільнення пам’яті</text:p>
      <text:p text:style-name="P21"/>
      <text:p text:style-name="P51">Якщо оператор new не може виділити потрібний об’єм пам’яті, то</text:p>
      <text:p text:style-name="P51">результатом операції new є нульовий вказівник.</text:p>
      <text:p text:style-name="P51">Іноді при програмуванні виникає необхідність створення багатовимірних динамічних</text:p>
      <text:p text:style-name="P51">об’єктів. Програмісти - початківці за аналогією з поданим способом створення одновимірних</text:p>
      <text:p text:style-name="P51">динамічних масивів для двовимірного динамічного масиву розмірності n*k часто пишуть</text:p>
      <text:p text:style-name="P51">наступну команду</text:p>
      <text:p text:style-name="P54">mas=new int[n][k]; // Невірно! - <text:s/>error: cannot convert ‘double (*)[]’ to ‘double**’ </text:p>
      <text:p text:style-name="P21"/>
      <text:p text:style-name="P56">Але такий спосіб виділення пам’яті не дасть вірного результату. Наведемо приклад створення</text:p>
      <text:p text:style-name="P51">двовимірного масиву.</text:p>
      <text:p text:style-name="P21"><text:span text:style-name="T14">Приклад:</text:span> </text:p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<text:span text:style-name="T15">Вміст</text:span> рядк<text:span text:style-name="T15">у</text:span> <text:span text:style-name="T15">може бути </text:span>доступн<text:span text:style-name="T15">им</text:span> через вказівники на них, тому будь - який вираз типу</text:p>
      <text:p text:style-name="P22">"вказівник на char" <text:span text:style-name="T15">(char*)</text:span> можна вважати рядком.</text:p>
      <text:p text:style-name="P23"><text:span text:style-name="T15">Слід</text:span> <text:span text:style-name="T15">мати </text:span>на увазі, що рядок вигляду "х" - не те саме, що символ 'x'. </text:p>
      <text:p text:style-name="P23">Перша відмінність : 'x' - об'єкт одного з основних типів даних мови C (<text:span text:style-name="T15">типу </text:span>char),</text:p>
      <text:p text:style-name="P22">в той час, як "х" - об'єкт похідного типу (масиву елементів типу char ). Друга</text:p>
      <text:p text:style-name="P22">різниця : "х" насправді складається з двох символів - символу 'x' і нуль-символу.</text:p>
      <text:p text:style-name="P22"/>
      <text:p text:style-name="P22">Функції введення рядків.</text:p>
      <text:p text:style-name="P22"/>
      <text:p text:style-name="P24">Для ініціалізації рядку достатньо прирівняти змінну типу char* до виразу лапках (але при цьому потрібно бути впевеним, що для масиву char* виділена потрібна память!).</text:p>
      <text:p text:style-name="P22"/>
      <text:p text:style-name="P22">Основна відмінність між scanf() і gets () полягає у способі визначенні досягнення кінця рядка; функція scanf() призначена для читання слова, а не рядка. Функція scanf () м<text:span text:style-name="T16">оже бути застосована декількома варіантами</text:span>. Для кожного з них рядок починається з першого не</text:p>
      <text:p text:style-name="P22">порожнього символу. Якщо використовувати <text:span text:style-name="T16">специфікатор</text:span> %s , то рядок продовжується до (але не включаючи) наступного порожнього символу (пробіл, табуляція або новий</text:p>
      <text:p text:style-name="P22">рядок). Якщо визначити розмір поля як %<text:span text:style-name="T17">7</text:span>s , то функція scanf () <text:span text:style-name="T16">або</text:span> прочитає</text:p>
      <text:p text:style-name="P22"><text:span text:style-name="T17">7</text:span> символів або ж прочитає послідовність символів до будь-якого</text:p>
      <text:p text:style-name="P22">першого порожнього символу. <text:span text:style-name="T17">Можна також використати настпні опції</text:span></text:p>
      <text:p text:style-name="P22"/>
      <text:p text:style-name="P22"/>
      <text:p text:style-name="P25">Примітка. Нульовий символ \0 - це не цифра 0; ций символ не виводиться на консоль і в</text:p>
      <text:p text:style-name="P25">таблиці символів ASCII має номер 0. Крім того, наявність нульового символу в рядку</text:p>
      <text:p text:style-name="P25">передбачає, що розмір масиву <text:span text:style-name="T18">типу</text:span> char повинен бути принаймні на одиницю більше, ніж <text:span text:style-name="T19">кількість</text:span> символів, які необхідно розміщувати в рядку. Наприклад, оголошення</text:p>
      <text:p text:style-name="P25">char str[11];</text:p>
      <text:p text:style-name="P25">передбачає, що рядок містить може містити максимум 10 символів.</text:p>
      <text:p text:style-name="P25"/>
      <text:p text:style-name="P25"/>
      <text:p text:style-name="P26">Стандартна бібліотека мови програмування C містить бібліотеку функцій для роботи з</text:p>
      <text:p text:style-name="P26">рядками. Всі ці функції починаються з літер str. Для того, щоб використовувати одну</text:p>
      <text:p text:style-name="P27">або декілька функції необхідно підключити файл string.h (#include&lt;string.h&gt;). <text:span text:style-name="T23">В цьому файлі містяться прототипи багатоьох функцій, що працюють з рядками символів. Всі ці функції працюють з рядками, що закінчуються нульовим символом.</text:span></text:p>
      <text:p text:style-name="P26"/>
      <text:p text:style-name="P28">Довжина рядку. Для визначення довжини рядка використовується функція strlen(). </text:p>
      <text:p text:style-name="P28"><text:span text:style-name="T20">С</text:span>интаксис <text:span text:style-name="T20">функції</text:span>:</text:p>
      <text:p text:style-name="P28">size_t strlen(const char *s);</text:p>
      <text:p text:style-name="P28">Функція strlen() повертає довжину рядка s</text:p>
      <text:p text:style-name="P28"/>
      <text:p text:style-name="P29">Наступний код встановить змінну len рівною довжині рядка, що заданий вказівником:</text:p>
      <text:p text:style-name="P29"/>
      <text:p text:style-name="P29"/>
      <text:p text:style-name="P30">Копіювання рядків. Оператор присвоювання для рядків не визначений. Тому,</text:p>
      <text:p text:style-name="P30">якщо s1 і s2 – символьні масиви, то неможливо скопіювати один рядок в інший</text:p>
      <text:p text:style-name="P30">наступним чином.</text:p>
      <text:p text:style-name="P30"/>
      <text:p text:style-name="P30">Помітимо, що оскільки рядки — це вказівники, то просте присвоювання одного рядку іншому не робить копіювання, а скоріше повторну ініціалізацію масиву char. </text:p>
      <text:p text:style-name="P30">Для присвоювання рядків, тобто для копіювання одного рядку в інший, необхідно викликати функцію копіювання рядків strcpy(). Для двох рядків s1 і s2 типу char* функція </text:p>
      <text:p text:style-name="P30"><text:soft-page-break/>strcpy(s1,s2);</text:p>
      <text:p text:style-name="P30">копіює символи, що адресуються вказівником s2 в пам’ять, що адресується</text:p>
      <text:p text:style-name="P30">вказівником s1 , включаючи прикінцеві нулі.</text:p>
      <text:p text:style-name="P30">Для копіювання рядків також можна використовувати функцію strncpy (), яка дозволяє</text:p>
      <text:p text:style-name="P30">обмежувати кількість символів, що копіюються.</text:p>
      <text:p text:style-name="P30">strncpy(destantion, source, 5);</text:p>
      <text:p text:style-name="P30">Дана функція скопіює 5 символів із рядка source в рядок destantion. Якщо</text:p>
      <text:p text:style-name="P30">символів в рядку source менше, ніж вказане число символів, що копіюються, то</text:p>
      <text:p text:style-name="P30">байти, що не використовуються, встановлюються рівними нулю.</text:p>
      <text:p text:style-name="P30">Примітка. Функції для роботи з рядками, в імені яких міститься додаткова літера n</text:p>
      <text:p text:style-name="P30">мають додатковий числовий параметр, що певним чином обмежує кількість</text:p>
      <text:p text:style-name="P30">символів, з якими працює функція.</text:p>
      <text:p text:style-name="P30">Додавння (конктинція або злиття) рядків.</text:p>
      <text:p text:style-name="P30">Конкатенація двох рядків означає їх об’єднання, при цьому створюється новий,</text:p>
      <text:p text:style-name="P30">довший рядок. Наприклад, при оголошенні рядка</text:p>
      <text:p text:style-name="P30">char first[]= “Один ” ;</text:p>
      <text:p text:style-name="P30">оператор</text:p>
      <text:p text:style-name="P30">strcat(first, «два три чотири!»);</text:p>
      <text:p text:style-name="P30">перетворить рядок first в рядок «Один два три чотири».</text:p>
      <text:p text:style-name="P30"/>
      <text:p text:style-name="P30">Для коректної роботи функції strcat(s1,s2) потрібно, щоби перший аргумент</text:p>
      <text:p text:style-name="P30">типу char * був ініціалізований і мав достатньо місця щоб зберегти результат. Якщо один з аргументів, наприклад, s2 вказує на нульовий рядок, то оператор</text:p>
      <text:p text:style-name="P30">strcat(s1,s2); </text:p>
      <text:p text:style-name="P30"><text:s/>викличить помилку роботи памяті.</text:p>
      <text:p text:style-name="P30">Функція strcat () повертає адресу рядка результату (що співпадає з її першим</text:p>
      <text:p text:style-name="P30">параметром), <text:span text:style-name="T21">і це</text:span> дає можливість використати «каскад» декількох викликів</text:p>
      <text:p text:style-name="P30">функцій :</text:p>
      <text:p text:style-name="P30">strcat(strcat(s1,s2),s3);</text:p>
      <text:p text:style-name="P30">Цей оператор додає рядок, що адресує s2 , і рядок, що адресує s3 , до кінця рядка,</text:p>
      <text:p text:style-name="P30">що адресує s1, <text:span text:style-name="T21">тобто код</text:span> еквівалентн<text:span text:style-name="T21">ий</text:span> двом операторам:</text:p>
      <text:p text:style-name="P30">strcat(s1,s2);</text:p>
      <text:p text:style-name="P30">strcat(s1,s3);</text:p>
      <text:p text:style-name="P30">Повний список прототипів функцій роботи з рядками можна знайти в таблиці</text:p>
      <text:p text:style-name="P30">4.2.</text:p>
      <text:p text:style-name="P30"/>
      <text:p text:style-name="P30">Порівняння рядків.</text:p>
      <text:p text:style-name="P30"/>
      <text:p text:style-name="P30">Функція strcmp() призначена для порівняння двох рядків. Синтаксис функції :</text:p>
      <text:p text:style-name="P30">int strcmp(const char *s1, const char*s2);</text:p>
      <text:p text:style-name="P30">Функція strcmp () порівнює рядки s1 і s2 і повертає значення 0, якщо рядки рівні,</text:p>
      <text:p text:style-name="P30">тобто містять одн<text:span text:style-name="T21">у</text:span> й т<text:span text:style-name="T21">у</text:span> <text:span text:style-name="T21">саму кількість</text:span> однакових символів. При порівнянні рядків ми</text:p>
      <text:p text:style-name="P30">розуміємо їх порівняння в лексикографічному порядку, приблизно так, як</text:p>
      <text:p text:style-name="P30">наприклад, в словнику. У функції насправді здійснюється посимвольне</text:p>
      <text:p text:style-name="P30">порівняння рядків.</text:p>
      <text:p text:style-name="P30">Кожний символ рядка s1 порівнюється з відповідним символом рядка s2 . Якщо</text:p>
      <text:p text:style-name="P30">s1 лексикографічно більше за s2 , то функція strcmp () повертає додатне значення,</text:p>
      <text:p text:style-name="P30">якщо менше, то – від’ємне. <text:span text:style-name="T22">Що саме це за значення, строго кажучи, залежить від вашої платформи. </text:span></text:p>
      <text:p text:style-name="P30"/>
      <text:p text:style-name="P30"/>
      <text:p text:style-name="P30"/>
      <text:p text:style-name="P31"><text:soft-page-break/>Дані функції дозволяють працювати з кожним байтом рядку в межах вказаного буферу. Також вони можуть <text:s/>використовуватися для порівняння вмісту двох буферів. Наприклад:</text:p>
      <text:p text:style-name="P33"><text:span text:style-name="T27">memcpy(char* dest, char src*, size_t n)</text:span> — копіювання символів (байтів) з одного буферу в інший, поки не буде</text:p>
      <text:p text:style-name="P31">скопійовано визначену кількість символів</text:p>
      <text:p text:style-name="P36">Приклад.</text:p>
      <text:p text:style-name="P36">Char dest[10] = «»;</text:p>
      <text:p text:style-name="P36">char* src = «123456789»; </text:p>
      <text:p text:style-name="P36">memcpy(dest,src, 5); // dest = 12345</text:p>
      <text:p text:style-name="P31"/>
      <text:p text:style-name="P31"/>
      <text:p text:style-name="P31"/>
      <text:p text:style-name="P31">memcmp(<text:span text:style-name="T28">char *s1, char*s2</text:span>) — порівнює вказану кількість символів з двох буферів лексіграфічно.</text:p>
      <text:p text:style-name="P31"/>
      <text:p text:style-name="P31">Також слід відмітити бібліотеку для роботи з символами <text:s/>ctype.h</text:p>
      <text:p text:style-name="P31"/>
      <text:p text:style-name="P31">Бібліотека та заголовчний файл ctype.h містить прототипи функцій, що призначені для роботи з окремими літерами.</text:p>
      <text:p text:style-name="P31">Наступні функції повертають ненульове значення (істина), коли їх аргумент задовольняють</text:p>
      <text:p text:style-name="P31">певну умову або нуль в іншому випадку.</text:p>
      <text:p text:style-name="P31">Наприклад:</text:p>
      <text:p text:style-name="P32">int isupper(int c) — <text:span text:style-name="T24">повертає 1, якщо </text:span>символ с є великою літерою;</text:p>
      <text:p text:style-name="P32">int isalnum(int c) — <text:span text:style-name="T24">повертає 1, якщо </text:span>символ с є <text:span text:style-name="T25">літерою</text:span> або цифрою;</text:p>
      <text:p text:style-name="P32">int isalpha(int c) — <text:span text:style-name="T24">повертає 1,якщо </text:span>символ с є <text:span text:style-name="T25">літер</text:span>ою.</text:p>
      <text:p text:style-name="P32"/>
      <text:p text:style-name="P32"/>
      <text:p text:style-name="P34">Є в цій біліотеці також функції для пених перетворень символів:</text:p>
      <text:p text:style-name="P35">Наприклад:</text:p>
      <text:p text:style-name="P32">int tolower(int c) —перетворення літери у нижній регістр;</text:p>
      <text:p text:style-name="P32">int strtol(int c) — перетвор<text:span text:style-name="T26">ює</text:span> <text:span text:style-name="T24">символ</text:span> у ціле число;</text:p>
      <text:p text:style-name="P30"/>
      <text:p text:style-name="P30"/>
      <text:p text:style-name="P30"/>
      <text:p text:style-name="P37">Написання програм середнього та високого рівня складності часто потребує</text:p>
      <text:p text:style-name="P37">розбиття програми на структурні частини. Таке розбиття великої програми на частини зменшує ризик виникнення помилок, покарщує розробку та можливість повторного використання програмного коду завдяки його структуруванню.</text:p>
      <text:p text:style-name="P37">Крім того, у випадку якщо деяка частина програмного коду повторюється декілька разів або є близькими за змістом, то можна записати його як підпрограму або функцію, яку</text:p>
      <text:p text:style-name="P37">потім можна викликати декліка разів за її іменем. Таким чином, відбувається</text:p>
      <text:p text:style-name="P37">економія пам’яті, зменшення та спрощення коду програми, тощо.</text:p>
      <text:p text:style-name="P37">Таким чином, можна вкзати, що функція – це частина програми або підпрограма, яка має такі властивості чи ознаки:</text:p>
      <text:p text:style-name="P37"> <text:span text:style-name="T29">функція </text:span>є логічно самостійною частиною програми;</text:p>
      <text:p text:style-name="P38"> <text:span text:style-name="T29">функція </text:span>має ім’я, на основі якого здійснюється виклик функції (виконання функції).</text:p>
      <text:p text:style-name="P37">Для імені функції справджуються правила задавання імен-ідентифікаторів</text:p>
      <text:p text:style-name="P37">мови C++;</text:p>
      <text:p text:style-name="P38"> <text:span text:style-name="T29">функція </text:span>може містити список параметрів, які передаються їй для обробки або</text:p>
      <text:p text:style-name="P37">використання. Якщо функція не містить списку <text:span text:style-name="T29">аргументі</text:span>в, то така</text:p>
      <text:p text:style-name="P37">функція називається функцією без <text:span text:style-name="T29">аргментів (параметрів)</text:span>;</text:p>
      <text:p text:style-name="P39"> <text:span text:style-name="T29">функція </text:span>може повертати (не обов’язково) деяке значення. У випадку, якщо функція</text:p>
      <text:p text:style-name="P37"><text:soft-page-break/>не повертає ніякого значення, тоді вказується ключове слово void;</text:p>
      <text:p text:style-name="P40"> <text:span text:style-name="T29">функція </text:span>має власний програмний код, який береться у фігурні дужки { } і ви<text:span text:style-name="T30">конує певні команди</text:span>. Програмний код функції, реалізований в фігурних дужках, називається “тіло функції”. </text:p>
      <text:p text:style-name="P40">Використання функцій у програмах дає такі переваги:</text:p>
      <text:p text:style-name="P37"> <text:span text:style-name="T31">більш </text:span>компактна організація програми шляхом зручного виклику програмного</text:p>
      <text:p text:style-name="P37">коду за його іменем, як<text:span text:style-name="T31">ий</text:span> може зустрічатись повторюватись <text:span text:style-name="T31">декілька разів</text:span>;</text:p>
      <text:p text:style-name="P37"> економія пам’яті, розміру вихідного та <text:span text:style-name="T31">виконуваного</text:span> коду і т.д.;</text:p>
      <text:p text:style-name="P37"> зменшення ризику виникнення помилок для великих <text:span text:style-name="T31">програм</text:span>;</text:p>
      <text:p text:style-name="P37"> підвищення читабельності програмного коду.</text:p>
      <text:p text:style-name="P37">Функцію в С++ можна розглядати:</text:p>
      <text:p text:style-name="P37"> як один з похідних <text:span text:style-name="T31">(складених)</text:span> типів даних </text:p>
      <text:p text:style-name="P41"> як мінімальний виконуваний модуль програми (підпрограму).</text:p>
      <text:p text:style-name="P41"/>
      <text:p text:style-name="P41"/>
      <text:p text:style-name="P42">Функція може повертати деяке ( лише одне!) значення або жодного.</text:p>
      <text:p text:style-name="P42">Це значення і є результат виконання функції, який при виконанні програми підставляється в точку виклику функції, де б цей виклик не зустрівся. Мова C також дозволяє використовувати</text:p>
      <text:p text:style-name="P42">функції, що не мають аргументів і функції, що не повертають ніяких значень. Такі функції, наприклад, дозволяють виконувати зміну значень деяких змінних, виведення</text:p>
      <text:p text:style-name="P42">на друк деяких текстів і тому подібне.</text:p>
      <text:p text:style-name="P42">Таким чином [тип результату] - будь-який базовий або раніше описаний тип</text:p>
      <text:p text:style-name="P42">(за винятком масиву і функції), що повертається функцією. Функція</text:p>
      <text:p text:style-name="P42">може нічого і не повертати - це необов’язковий параметр. Якщо функція нічого не повертає, то тип результату за замовчуванням буде цілий (int) ( це правило стосується майже всіх стандартних компіляторів C, але з деякими виключеннями).</text:p>
      <text:p text:style-name="P42">Якщо тип описаний ключовим словом (або точныше кажучи, неповним типом) void, то це значить, що функція не повертає жодого значення. </text:p>
      <text:p text:style-name="P42">Якщо функція повертає результат, то в тілі функції є необхідним оператор return &lt;вираз&gt;;, де &lt;вираз&gt; вказує значення, що співпадає з типом результату. </text:p>
      <text:p text:style-name="P42">Тип результату, який повертається функцією, в разі, якщо функція не повертає ніякого значення, специфікується типом void і функція називається “порожньою”. </text:p>
      <text:p text:style-name="P42"/>
      <text:p text:style-name="P42">Ім'я функції</text:p>
      <text:p text:style-name="P42">&lt;ім’я_функції&gt; — або main для головної функції, або довільний ідентифікатор.</text:p>
      <text:p text:style-name="P42"/>
      <text:p text:style-name="P42"/>
      <text:p text:style-name="P42">Після визначення функцію можна багаторазово викликати та використовувати у програмі для</text:p>
      <text:p text:style-name="P42">виконання однотипних дій над різними змінними.</text:p>
      <text:p text:style-name="P42"/>
      <text:p text:style-name="P42">Виклик функції</text:p>
      <text:p text:style-name="P42"/>
      <text:p text:style-name="P42">Виклик функції - це команда, яка дозволяє приймати результат, що розрахований функцією. Якщо вираз функції використовується як окремий оператор (тобто не</text:p>
      <text:p text:style-name="P42">у виразі), то значення, котре повертає функція втрачається. Якщо функція задекларовані як та що має тип void (тобто не повертає значення) але <text:s/>використовується в деякому виразі, то її результат вважається невизначеним (тобто цей код не є коректним).</text:p>
      <text:p text:style-name="P42">Існує два способи виклику функцій:</text:p>
      <text:p text:style-name="P42">&lt;ім'я функцїї&gt; (&lt;список фактичних параметрів&gt;)</text:p>
      <text:p text:style-name="P44">чи</text:p>
      <text:p text:style-name="P43">змінна <text:s/>= &lt;ім'я функцїї&gt; (&lt;список фактичних параметрів&gt;)</text:p>
      <text:p text:style-name="P42">або</text:p>
      <text:p text:style-name="P42"><text:soft-page-break/>(*&lt;вказівник на функцію&gt;)(&lt;список фактичних параметрів&gt;)</text:p>
      <text:p text:style-name="P44">чи </text:p>
      <text:p text:style-name="P43">змінна <text:s/>= (*&lt;вказівник на функцію&gt;)(&lt;список фактичних параметрів&gt;).</text:p>
      <text:p text:style-name="P43"/>
      <text:p text:style-name="P42">Список фактичних параметрів <text:span text:style-name="T32">(аргументів)</text:span> - або сигнатура <text:span text:style-name="T32">функції</text:span>, є переліком виразів, кількість <text:span text:style-name="T32">повиннна</text:span> дорівню<text:span text:style-name="T32">вати</text:span> кількості формальних параметрів функції. Між формальними і фактичними параметрами повинна бути відповідність за типами. В якості</text:p>
      <text:p text:style-name="P42">фактичних параметрів можна використовувати змінні, визначені та ініціалізовані</text:p>
      <text:p text:style-name="P43">у програмі типами, що відповідають типам формальних параметрів. <text:span text:style-name="T32">Також в якості фактичних параметрів можуть виступати явно задані константні значення.</text:span> </text:p>
      <text:p text:style-name="P43"/>
      <text:p text:style-name="P43">Якщо функція повертає значення, її виклик можна використати у правій частині</text:p>
      <text:p text:style-name="P42">операції присвоювання з метою передачі результату функції змінній, тип якої</text:p>
      <text:p text:style-name="P42">співпадає з типом функції, що викликається.</text:p>
      <text:p text:style-name="P42">Вказівником на функцію є деякий вираз, значенням якого є адреса цієї функції.</text:p>
      <text:p text:style-name="P42"/>
      <text:p text:style-name="P45">Як вже було відзначено, якщо функція не повертає значення, тоді вона повинна починатися з ключового слова</text:p>
      <text:p text:style-name="P45"/>
      <text:p text:style-name="P45"/>
      <text:p text:style-name="P45"/>
      <text:p text:style-name="P45"/>
      <text:p text:style-name="P45"/>
      <text:p text:style-name="P46">Глобальні змінні</text:p>
      <text:p text:style-name="P46">Змінні, які описані в файлі за межами всіх функцій, тобто, наприклад, на початку програми,</text:p>
      <text:p text:style-name="P46">звуться глобальними (в данному прикладі — це змінна m). До глобальних змінних можна звернутися та використати з будь - якої функції та блока всєї програми.</text:p>
      <text:p text:style-name="P46">Зокрема, глобальні змінні чи обєкти можуть використовуватися для повернення результату</text:p>
      <text:p text:style-name="P46">функції. Тобто в підпрограмі можна не використовувати команди return, а </text:p>
      <text:p text:style-name="P46">передати значення головній програмі або в іншу функцію можна відразу в тілі підпрограми, надавши значення глобальній змінній. Такий підід можна викорисати в невеличкий програмі, яку треба запускати один-два рази, але такий підхід не є гарним та професійним, так як в цьому випадку підпрограму стає неможливо багаторазово використовувати для зміни</text:p>
      <text:p text:style-name="P46">значень різним глобальним об’єктам.</text:p>
      <text:p text:style-name="P42"/>
      <text:p text:style-name="P42"/>
      <text:p text:style-name="P42"/>
      <text:p text:style-name="P42"/>
      <text:p text:style-name="P46">Аргумент функції повязує підпрограму з її оточенням. Ці параметри (аргументи) функції <text:s/>використовуються тільки для передачі інформації між оточенням та підпрограмою. </text:p>
      <text:p text:style-name="P46">Тобто змінні, які описуються в круглих дужках функції створюються (ініціалізуються) в момент виклику підпрограми. </text:p>
      <text:p text:style-name="P46">При виклику функції у операції виклику перераховуються фактичні параметри, які повинні мати значення. Ці значення передаються формальним параметрам. Змінні, що описані як аргрменти функції є тимчасовими локальними змінними, необхідними для виконання під підпрограми і є цілком схованими в середині підпрограми. По завершенню роботи підпрограми локальні об’єкти знищуються.</text:p>
      <text:p text:style-name="P46">Інгими словами, формальні параметри – це змінні, що приймають значення аргументів</text:p>
      <text:p text:style-name="P46">(параметрів) функції. Якщо функція має декілька аргументів (параметрів), їх тип</text:p>
      <text:p text:style-name="P46">та імена розділяються комою ‘ , ‘. <text:s/>Формальні параметри функції локалізовані в ній і</text:p>
      <text:p text:style-name="P46">недоступні для будь - яких інших функцій.</text:p>
      <text:p text:style-name="P46">Список формальних аргументів має такий вигляд:</text:p>
      <text:p text:style-name="P46"><text:soft-page-break/>([const] тип 1 [параметр 1], [const] тип 2 [параметр 2], . . .)</text:p>
      <text:p text:style-name="P46">У списку формальних аргументів для кожного параметра треба вказати його тип</text:p>
      <text:p text:style-name="P46">(не можна групувати параметри одного типу, вказавши їх тип один раз).</text:p>
      <text:p text:style-name="P46">При виклику функції, що має аргументи, компілятор здійснює копіювання копій</text:p>
      <text:p text:style-name="P46">формальних аргументів в стек.</text:p>
      <text:p text:style-name="P42"/>
      <text:p text:style-name="P42"/>
      <text:p text:style-name="P47">Виклик функції встановлює фактичний параметр. У даному прикладі фактичний параметр це змінна a та константа 23.</text:p>
      <text:p text:style-name="P47">При виклику функції фактичні параметри копіюються в спеціальні комірки</text:p>
      <text:p text:style-name="P47">пам’яті в стеку (стек – частина пам’яті). <text:s/>Це є шлях який дозволяє встановити значення <text:s/>формальних параметрів. <text:span text:style-name="T33">І він </text:span>використ<text:span text:style-name="T33">овує </text:span>стек <text:span text:style-name="T33">памяті</text:span>.</text:p>
      <text:p text:style-name="P47">Оскільки фактичні параметри копіюються в стек, то зміна значень формальних</text:p>
      <text:p text:style-name="P47">параметрів в тілі функції не змінить значень фактичних параметрів тому що там містяться не самі змінні, а їх копії.</text:p>
      <text:p text:style-name="P47">Область видимості формальних параметрів функції визначена межами тіла</text:p>
      <text:p text:style-name="P47">функції, в якій вони описані. Так, у прикладі який записаний нижче аргмент n цілого типу має область видимості в межах фігурних дужок { }.</text:p>
      <text:p text:style-name="P47">Приклад. Функція, що знаходить факторіал цілого числа n.</text:p>
      <text:p text:style-name="P47"/>
      <text:p text:style-name="P47"/>
      <text:p text:style-name="P48">за значенням і за посиланням. При передачі параметра по значенню</text:p>
      <text:p text:style-name="P48">аргументом може бути довільний вираз, значення якого і передається в</text:p>
      <text:p text:style-name="P48">підпрограму. При передачі параметра по посиланню значенням може бути тільки</text:p>
      <text:p text:style-name="P48">змінна (як проста так і похідна або складна, напрклад, вказівник, структура, клас тощо).</text:p>
      <text:p text:style-name="P48"/>
      <text:p text:style-name="P48">В мові <text:span text:style-name="T34">C та </text:span>С++ всі аргументи передаються <text:span text:style-name="T34">зазвичаю</text:span> по значенню, а для передачі аргументу по посиланню в підпрограму передається адреса потрібної змінної з допомогою операції отримання адреси об'єкта (&amp;).</text:p>
      <text:p text:style-name="P48">Вказівники дозволяють в одній змінній зберігати адрес іншої змінної. Для</text:p>
      <text:p text:style-name="P48">роботи з вказівниками <text:span text:style-name="T34">для передачи змынних у програму</text:span> використовуються дві операції: отримання адреси змінної</text:p>
      <text:p text:style-name="P48">(&amp;) та вибір значення змінної з використанням вказівника (*). Щоб вказати</text:p>
      <text:p text:style-name="P48">компілятору те, що змін<text:span text:style-name="T34">н</text:span>а є вказівником на значення деякого типу, перед іменем</text:p>
      <text:p text:style-name="P48">змінної ставлять зірочку(*) - <text:span text:style-name="T34">з іншого боку про це можна сказати, що аргрмент визначений як адреса на деякий тип</text:span>.</text:p>
      <text:p text:style-name="P48">У мові С++ визначено декілька способів передачі параметрів і повернення</text:p>
      <text:p text:style-name="P48">результату обчислень функцій, серед них найбільш широке використання</text:p>
      <text:p text:style-name="P48">набули:</text:p>
      <text:p text:style-name="P48">Виклик функції з передачею параметрів</text:p>
      <text:p text:style-name="P48">Виклик функції з передачею параметрів за допомогою формальних</text:p>
      <text:p text:style-name="P48">аргументів-значень або передача аргументів за значенням (Call- By -Value ). Це є</text:p>
      <text:p text:style-name="P48">проста передача копій змінних в функцію. У цьому випадку зміна значень</text:p>
      <text:p text:style-name="P48">параметрів в тілі функції не змінить значення, що передавались у функцію ззовні</text:p>
      <text:p text:style-name="P48">(при її виклику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17:27:37.666457979</meta:creation-date>
    <dc:date>2021-04-15T15:31:48.826659968</dc:date>
    <meta:editing-duration>PT3H8M38S</meta:editing-duration>
    <meta:editing-cycles>72</meta:editing-cycles>
    <meta:generator>LibreOffice/5.1.2.2$Linux_X86_64 LibreOffice_project/10m0$Build-2</meta:generator>
    <meta:document-statistic meta:table-count="0" meta:image-count="0" meta:object-count="0" meta:page-count="10" meta:paragraph-count="312" meta:word-count="3406" meta:character-count="24026" meta:non-whitespace-character-count="20853"/>
  </office:meta>
</office:document-meta>
</file>